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77.65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15541" calcext:value-type="float">
            <text:p>7,6155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35268" calcext:value-type="float">
            <text:p>8,435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30178" calcext:value-type="float">
            <text:p>9,230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09176" calcext:value-type="float">
            <text:p>10,0091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5508" calcext:value-type="float">
            <text:p>10,75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5508" calcext:value-type="float">
            <text:p>10,75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723897" calcext:value-type="float">
            <text:p>10,7238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45532" calcext:value-type="float">
            <text:p>9,945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945532" calcext:value-type="float">
            <text:p>9,945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45532" calcext:value-type="float">
            <text:p>9,945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945532" calcext:value-type="float">
            <text:p>9,945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91443" calcext:value-type="float">
            <text:p>10,691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91443" calcext:value-type="float">
            <text:p>10,691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91443" calcext:value-type="float">
            <text:p>10,691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509897" calcext:value-type="float">
            <text:p>11,5098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06079" calcext:value-type="float">
            <text:p>12,3060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3535" calcext:value-type="float">
            <text:p>11,535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325169" calcext:value-type="float">
            <text:p>12,3251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25169" calcext:value-type="float">
            <text:p>12,3251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534715" calcext:value-type="float">
            <text:p>11,5347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525806" calcext:value-type="float">
            <text:p>11,525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522624" calcext:value-type="float">
            <text:p>11,522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522624" calcext:value-type="float">
            <text:p>11,522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522624" calcext:value-type="float">
            <text:p>11,522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784351" calcext:value-type="float">
            <text:p>10,784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784351" calcext:value-type="float">
            <text:p>10,784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784351" calcext:value-type="float">
            <text:p>10,7843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747443" calcext:value-type="float">
            <text:p>10,74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755081" calcext:value-type="float">
            <text:p>10,755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965897" calcext:value-type="float">
            <text:p>9,965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965897" calcext:value-type="float">
            <text:p>9,965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26962" calcext:value-type="float">
            <text:p>9,269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285529" calcext:value-type="float">
            <text:p>9,2855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285529" calcext:value-type="float">
            <text:p>9,2855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285529" calcext:value-type="float">
            <text:p>9,2855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285529" calcext:value-type="float">
            <text:p>9,2855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285529" calcext:value-type="float">
            <text:p>9,2855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226986" calcext:value-type="float">
            <text:p>9,226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488081" calcext:value-type="float">
            <text:p>8,488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488081" calcext:value-type="float">
            <text:p>8,488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458173" calcext:value-type="float">
            <text:p>8,458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458173" calcext:value-type="float">
            <text:p>8,458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458173" calcext:value-type="float">
            <text:p>8,458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458173" calcext:value-type="float">
            <text:p>8,458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4359" calcext:value-type="float">
            <text:p>8,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244173" calcext:value-type="float">
            <text:p>9,244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244173" calcext:value-type="float">
            <text:p>9,244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451808" calcext:value-type="float">
            <text:p>8,451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451808" calcext:value-type="float">
            <text:p>8,451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451808" calcext:value-type="float">
            <text:p>8,451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451808" calcext:value-type="float">
            <text:p>8,451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479174" calcext:value-type="float">
            <text:p>8,479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479174" calcext:value-type="float">
            <text:p>8,479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479174" calcext:value-type="float">
            <text:p>8,479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740263" calcext:value-type="float">
            <text:p>7,740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730081" calcext:value-type="float">
            <text:p>7,730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730081" calcext:value-type="float">
            <text:p>7,730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30081" calcext:value-type="float">
            <text:p>7,730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730081" calcext:value-type="float">
            <text:p>7,730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730081" calcext:value-type="float">
            <text:p>7,730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726267" calcext:value-type="float">
            <text:p>7,7262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681716" calcext:value-type="float">
            <text:p>7,6817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981622" calcext:value-type="float">
            <text:p>6,981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289806" calcext:value-type="float">
            <text:p>6,289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289806" calcext:value-type="float">
            <text:p>6,289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289806" calcext:value-type="float">
            <text:p>6,289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289806" calcext:value-type="float">
            <text:p>6,289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229984" calcext:value-type="float">
            <text:p>6,229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455442" calcext:value-type="float">
            <text:p>5,455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771268" calcext:value-type="float">
            <text:p>4,771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773814" calcext:value-type="float">
            <text:p>4,773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776356" calcext:value-type="float">
            <text:p>4,776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883266" calcext:value-type="float">
            <text:p>4,883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883266" calcext:value-type="float">
            <text:p>4,883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883266" calcext:value-type="float">
            <text:p>4,883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883266" calcext:value-type="float">
            <text:p>4,883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8349" calcext:value-type="float">
            <text:p>4,8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226439" calcext:value-type="float">
            <text:p>4,226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521903" calcext:value-type="float">
            <text:p>3,52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809725" calcext:value-type="float">
            <text:p>2,809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809725" calcext:value-type="float">
            <text:p>2,809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799545" calcext:value-type="float">
            <text:p>2,799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0519" calcext:value-type="float">
            <text:p>2,10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092463" calcext:value-type="float">
            <text:p>2,092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3:04:06.088000000</dc:date>
    <meta:editing-duration>PT1M22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7.615541">
                <text:p>7.615541</text:p>
                <draw:g>
                  <svg:desc>cameraslog_2.B2:cameraslog_2.B1001</svg:desc>
                </draw:g>
              </table:table-cell>
              <table:table-cell office:value-type="float" office:value="9">
                <text:p>9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435268">
                <text:p>8.435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230178">
                <text:p>9.230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009176">
                <text:p>10.009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5508">
                <text:p>10.75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75508">
                <text:p>10.75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723897">
                <text:p>10.7238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945532">
                <text:p>9.945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945532">
                <text:p>9.945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45532">
                <text:p>9.945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945532">
                <text:p>9.9455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691443">
                <text:p>10.691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691443">
                <text:p>10.691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691443">
                <text:p>10.691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509897">
                <text:p>11.509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306079">
                <text:p>12.3060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53535">
                <text:p>11.535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325169">
                <text:p>12.325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25169">
                <text:p>12.325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534715">
                <text:p>11.534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525806">
                <text:p>11.525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522624">
                <text:p>11.522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522624">
                <text:p>11.522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522624">
                <text:p>11.522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784351">
                <text:p>10.784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.784351">
                <text:p>10.784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784351">
                <text:p>10.784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747443">
                <text:p>10.747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755081">
                <text:p>10.755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965897">
                <text:p>9.9658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965897">
                <text:p>9.9658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26962">
                <text:p>9.26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.285529">
                <text:p>9.285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285529">
                <text:p>9.285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.285529">
                <text:p>9.285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285529">
                <text:p>9.285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285529">
                <text:p>9.285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226986">
                <text:p>9.226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488081">
                <text:p>8.488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488081">
                <text:p>8.488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458173">
                <text:p>8.458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458173">
                <text:p>8.458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458173">
                <text:p>8.458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458173">
                <text:p>8.458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4359">
                <text:p>8.43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244173">
                <text:p>9.244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244173">
                <text:p>9.244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451808">
                <text:p>8.451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451808">
                <text:p>8.451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451808">
                <text:p>8.451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451808">
                <text:p>8.451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479174">
                <text:p>8.479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479174">
                <text:p>8.479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479174">
                <text:p>8.479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740263">
                <text:p>7.740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730081">
                <text:p>7.7300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730081">
                <text:p>7.7300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730081">
                <text:p>7.7300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730081">
                <text:p>7.7300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730081">
                <text:p>7.7300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726267">
                <text:p>7.7262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681716">
                <text:p>7.681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981622">
                <text:p>6.981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289806">
                <text:p>6.289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289806">
                <text:p>6.289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289806">
                <text:p>6.289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289806">
                <text:p>6.289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229984">
                <text:p>6.229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455442">
                <text:p>5.455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771268">
                <text:p>4.77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.773814">
                <text:p>4.77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.776356">
                <text:p>4.776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.883266">
                <text:p>4.883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.883266">
                <text:p>4.883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.883266">
                <text:p>4.883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.883266">
                <text:p>4.883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8349">
                <text:p>4.8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226439">
                <text:p>4.226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521903">
                <text:p>3.52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809725">
                <text:p>2.809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809725">
                <text:p>2.809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799545">
                <text:p>2.799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10519">
                <text:p>2.10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092463">
                <text:p>2.09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